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0.212cm"/>
    </style:style>
    <style:style style:name="Tableau1.D" style:family="table-column">
      <style:table-column-properties style:column-width="1.349cm"/>
    </style:style>
    <style:style style:name="Tableau1.E" style:family="table-column">
      <style:table-column-properties style:column-width="1.173cm"/>
    </style:style>
    <style:style style:name="Tableau1.F" style:family="table-column">
      <style:table-column-properties style:column-width="0.891cm"/>
    </style:style>
    <style:style style:name="Tableau1.G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8" style:family="table-row">
      <style:table-row-properties style:min-row-height="0.561cm"/>
    </style:style>
    <style:style style:name="Tableau1.A8" style:family="table-cell">
      <style:table-cell-properties fo:padding="0.097cm" fo:border="none"/>
    </style:style>
    <style:style style:name="Tableau1.E8" style:family="table-cell">
      <style:table-cell-properties fo:padding="0.097cm" fo:border-left="none" fo:border-right="none" fo:border-top="0.05pt solid #000000" fo:border-bottom="none"/>
    </style:style>
    <style:style style:name="Tableau1.G8" style:family="table-cell">
      <style:table-cell-properties fo:padding="0.097cm" fo:border-left="none" fo:border-right="none" fo:border-top="0.05pt solid #000000" fo:border-bottom="none"/>
    </style:style>
    <style:style style:name="Tableau1.A9" style:family="table-cell">
      <style:table-cell-properties fo:padding="0.097cm" fo:border="none"/>
    </style:style>
    <style:style style:name="Tableau1.E9" style:family="table-cell">
      <style:table-cell-properties fo:padding="0.097cm" fo:border="none"/>
    </style:style>
    <style:style style:name="Tableau1.G9" style:family="table-cell">
      <style:table-cell-properties fo:padding="0.097cm" fo:border="none"/>
    </style:style>
    <style:style style:name="Tableau1.A10" style:family="table-cell">
      <style:table-cell-properties fo:padding="0.097cm" fo:border="none"/>
    </style:style>
    <style:style style:name="Tableau1.E10" style:family="table-cell">
      <style:table-cell-properties fo:padding="0.097cm" fo:border-left="none" fo:border-right="none" fo:border-top="0.05pt solid #000000" fo:border-bottom="none"/>
    </style:style>
    <style:style style:name="Tableau1.G10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Heading_20_1" text:outline-level="1">FACTURATION DES ACTES AMG NORD</text:h>
      <text:h text:style-name="Heading_20_1" text:outline-level="1">Référence état : <text:text-input text:description="&lt;ref_statement&gt;">&lt;ref_statement&gt;</text:text-input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6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<text:text-input text:description=""/><text:text-input text:description="&lt;o.partner_id.cafatid&gt;">cafatid</text:text-input></text:p>
          </table:table-cell>
          <table:table-cell table:style-name="Tableau1.A3" table:number-columns-spanned="2" office:value-type="string">
            <text:p text:style-name="P1"><text:text-input text:description=""/><text:text-input text:description="&lt;o.partner_id.fullname&gt;">Fullname</text:text-input></text:p>
          </table:table-cell>
          <table:covered-table-cell/>
          <table:table-cell table:style-name="Tableau1.D3" table:number-columns-spanned="4" office:value-type="string">
            <text:p text:style-name="P1"><text:text-input text:description="&lt;o.partner_id.dob&gt;">dob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4" office:value-type="string">
            <text:p text:style-name="P2"/>
          </table:table-cell>
          <table:table-cell table:style-name="Tableau1.A4" table:number-columns-spanned="4" office:value-type="string">
            <text:p text:style-name="Standard"><text:text-input text:description="&lt;line.name&gt;">&lt;line.name&gt;</text:text-input> <text:text-input text:description="&lt;line.invoice_id.date_invoice&gt;">&lt;line.invoice_id.date_invoice&gt;</text:text-input>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5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7" table:number-columns-spanned="7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au1.E8" table:number-columns-spanned="2" office:value-type="string">
            <text:p text:style-name="P3">Subtotal :</text:p>
          </table:table-cell>
          <table:covered-table-cell/>
          <table:table-cell table:style-name="Tableau1.G8" office:value-type="string">
            <text:p text:style-name="P2"><text:text-input text:description="&lt;formatLang(subtotal(),digits=0)&gt;">&lt;formatLang(subtotal(),digits=0)&gt;</text:text-input></text:p>
          </table:table-cell>
        </table:table-row>
        <table:table-row>
          <table:table-cell table:style-name="Tableau1.A9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au1.E9" table:number-columns-spanned="2" office:value-type="string">
            <text:p text:style-name="P2">Remise :</text:p>
          </table:table-cell>
          <table:covered-table-cell/>
          <table:table-cell table:style-name="Tableau1.G9" office:value-type="string">
            <text:p text:style-name="P2"><text:text-input text:description="&lt;formatLang(rebate(),digits=0)&gt;">&lt;formatLang(rebate(),digits=0)&gt;</text:text-input></text:p>
          </table:table-cell>
        </table:table-row>
        <table:table-row>
          <table:table-cell table:style-name="Tableau1.A10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Tableau1.E10" table:number-columns-spanned="2" office:value-type="string">
            <text:p text:style-name="P4">Total :</text:p>
          </table:table-cell>
          <table:covered-table-cell/>
          <table:table-cell table:style-name="Tableau1.G10" office:value-type="string">
            <text:p text:style-name="P4"><text:text-input text:description="&lt;formatLang(total(),grouping=True,digits=0)&gt;">&lt;formatLang(total(),digits=0,grouping=True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.311cm"/>
      <style:text-properties fo:font-size="11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4-04-24T23:19:59</dc:date>
    <meta:editing-duration>PT6H56M35S</meta:editing-duration>
    <meta:editing-cycles>117</meta:editing-cycles>
    <meta:generator>LibreOffice/3.5$Linux_X86_64 LibreOffice_project/350m1$Build-2</meta:generator>
    <meta:document-statistic meta:table-count="1" meta:image-count="0" meta:object-count="0" meta:page-count="1" meta:paragraph-count="24" meta:word-count="67" meta:character-count="598" meta:non-whitespace-character-count="553"/>
  </office:meta>
</office:document-meta>
</file>